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300000095A7875FB4282E5A75.png" manifest:media-type="image/png"/>
  <manifest:file-entry manifest:full-path="Pictures/100024FC000001B200000D0EFF5D716CBB3531E0.svg" manifest:media-type="image/svg+xml"/>
  <manifest:file-entry manifest:full-path="Pictures/1000020100000008000000077F3F15D9ED0ABD19.png" manifest:media-type="image/png"/>
  <manifest:file-entry manifest:full-path="Pictures/1000123B000002890000015F7C0B61957B1BA920.svg" manifest:media-type="image/svg+xml"/>
  <manifest:file-entry manifest:full-path="Pictures/100007EB000000B90000009F5EEFCFD1523DD5E0.svg" manifest:media-type="image/svg+xml"/>
  <manifest:file-entry manifest:full-path="Pictures/100002010000001D0000001063C644AC6524535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cm" svg:stroke-color="#ff0000" draw:marker-start-width="0.275cm" draw:marker-end-width="0.275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2cm" svg:stroke-color="#000000" draw:marker-start-width="0.35cm" draw:marker-end-width="0.35cm" draw:fill-color="#ffffff" draw:textarea-horizontal-align="justify" draw:textarea-vertical-align="middle" draw:auto-grow-height="false" fo:min-height="12.687cm" fo:min-width="2.9cm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ffffff" draw:fill-color="#ffffff" draw:textarea-horizontal-align="justify" draw:textarea-vertical-align="middle" draw:auto-grow-height="false" fo:min-height="13.75cm" fo:min-width="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right" draw:textarea-vertical-align="justify" draw:auto-grow-height="false" draw:auto-grow-width="true" fo:min-width="0.636cm" fo:padding-top="0.175cm" fo:padding-bottom="0.175cm" fo:padding-left="0.3cm" fo:padding-right="0.3cm"/>
      <style:paragraph-properties style:writing-mode="tb-rl"/>
    </style:style>
    <style:style style:name="gr7" style:family="graphic" style:parent-style-name="standard">
      <style:graphic-properties draw:stroke="none" svg:stroke-width="0.1cm" svg:stroke-color="#000000" draw:fill="none" draw:fill-color="#ffffff" fo:min-height="3.952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style:font-name="源暎ラテゴ" fo:font-weight="bold" style:font-name-asian="源暎ラテゴ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源暎ラテゴ" fo:font-weight="bold" style:font-name-asian="源暎ラテゴ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源暎ラテゴ" fo:font-size="48pt" fo:font-weight="bold" style:font-name-asian="源暎ラテゴ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9.1cm" svg:x2="4cm" svg:y2="6.906cm">
          <text:p/>
        </draw:line>
        <draw:g>
          <svg:title>TexMaths</svg:title>
          <svg:desc>40§display§f(x)§svg§600§FALSE§</svg:desc>
          <draw:frame draw:style-name="gr2" draw:text-style-name="P2" draw:layer="layout" svg:width="2.592cm" svg:height="1.4cm" svg:x="7.208cm" svg:y="11.2cm">
            <draw:image xlink:href="Pictures/1000123B000002890000015F7C0B61957B1BA920.svg" xlink:type="simple" xlink:show="embed" xlink:actuate="onLoad" draw:mime-type="image/svg+xml">
              <text:p/>
            </draw:image>
            <draw:image xlink:href="Pictures/100002010000001D0000001063C644AC65245357.png" xlink:type="simple" xlink:show="embed" xlink:actuate="onLoad" draw:mime-type="image/png"/>
          </draw:frame>
        </draw:g>
        <draw:line draw:style-name="gr1" draw:text-style-name="P1" draw:layer="layout" svg:x1="2.9cm" svg:y1="13.017cm" svg:x2="8.7cm" svg:y2="13cm">
          <text:p/>
        </draw:line>
        <draw:g>
          <svg:title>TexMaths</svg:title>
          <svg:desc>44§display§x§svg§600§FALSE§</svg:desc>
          <draw:frame draw:style-name="gr2" draw:text-style-name="P2" draw:layer="layout" svg:width="0.81cm" svg:height="0.695cm" svg:x="3.6cm" svg:y="5.843cm">
            <draw:image xlink:href="Pictures/100007EB000000B90000009F5EEFCFD1523DD5E0.svg" xlink:type="simple" xlink:show="embed" xlink:actuate="onLoad" draw:mime-type="image/svg+xml">
              <text:p/>
            </draw:image>
            <draw:image xlink:href="Pictures/1000020100000008000000077F3F15D9ED0ABD19.png" xlink:type="simple" xlink:show="embed" xlink:actuate="onLoad" draw:mime-type="image/png"/>
          </draw:frame>
        </draw:g>
        <draw:path draw:style-name="gr3" draw:text-style-name="P1" draw:layer="layout" svg:width="9.988cm" svg:height="9.144cm" draw:transform="skewX (-0.297404104539834) rotate (-2.62288079989708) translate (13.8520674709368cm 13.4893184904661cm)" svg:viewBox="0 0 9989 9145" svg:d="M0 9142c451 24 893-72 1327-166 492-107 985-296 1349-640 296-279 540-585 832-859 277-259 402-586 585-890 189-316 285-669 412-1009 153-412 253-837 423-1246 126-302 203-621 336-921 143-324 292-645 510-941 211-286 429-567 683-822 272-275 621-479 940-714 329-242 707-400 1104-494 389-93 720-285 1096-397l392-43">
          <text:p/>
        </draw:path>
        <draw:g>
          <draw:g>
            <draw:custom-shape draw:style-name="gr4" draw:text-style-name="P3" draw:layer="layout" svg:width="3.6cm" svg:height="13.137cm" svg:x="12.5cm" svg:y="6.3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6cm" svg:height="14.1cm" svg:x="13cm" svg:y="5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path draw:style-name="gr3" draw:text-style-name="P1" draw:layer="layout" svg:width="9.989cm" svg:height="9.147cm" draw:transform="skewX (-0.297753170390233) rotate (-2.62322986574748) translate (22.0547245702821cm 13.534599774642cm)" svg:viewBox="0 0 9990 9148" svg:d="M0 9144c451 24 893-72 1327-166 492-107 985-297 1349-641 296-279 540-584 833-858 276-260 402-587 584-891 190-316 286-668 412-1009 153-412 253-837 423-1245 126-303 204-621 337-922 143-323 291-644 510-941 211-286 428-567 682-822 273-275 622-479 941-714 329-242 707-400 1104-495 389-93 720-285 1096-397l392-43">
            <text:p/>
          </draw:path>
          <draw:frame draw:style-name="gr6" draw:text-style-name="P5" draw:layer="layout" svg:width="1.236cm" svg:height="1cm" svg:x="13.7cm" svg:y="6cm">
            <draw:text-box>
              <text:p text:style-name="P4"><text:span text:style-name="T1">…</text:span></text:p>
            </draw:text-box>
          </draw:frame>
          <draw:frame draw:style-name="gr6" draw:text-style-name="P5" draw:layer="layout" svg:width="1.236cm" svg:height="1cm" svg:x="13.7cm" svg:y="18.7cm">
            <draw:text-box>
              <text:p text:style-name="P4"><text:span text:style-name="T1">…</text:span></text:p>
            </draw:text-box>
          </draw:frame>
        </draw:g>
        <draw:frame draw:style-name="gr7" draw:text-style-name="P7" draw:layer="layout" svg:width="5.7cm" svg:height="4.302cm" svg:x="7.9cm" svg:y="11.9cm">
          <draw:text-box>
            <text:p text:style-name="P6"><text:span text:style-name="T2">＝</text:span></text:p>
          </draw:text-box>
        </draw:frame>
        <draw:frame draw:style-name="gr7" draw:text-style-name="P7" draw:layer="layout" svg:width="5.7cm" svg:height="4.302cm" svg:x="15.1cm" svg:y="11.898cm">
          <draw:text-box>
            <text:p text:style-name="P6"><text:span text:style-name="T2">＝</text:span></text:p>
          </draw:text-box>
        </draw:frame>
        <draw:g>
          <draw:g>
            <draw:custom-shape draw:style-name="gr4" draw:text-style-name="P3" draw:layer="layout" svg:width="3.6cm" svg:height="13.137cm" svg:x="19.6cm" svg:y="6.3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6cm" svg:height="14.1cm" svg:x="20.1cm" svg:y="5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" draw:text-style-name="P5" draw:layer="layout" svg:width="1.236cm" svg:height="1cm" svg:x="20.8cm" svg:y="6cm">
            <draw:text-box>
              <text:p text:style-name="P4"><text:span text:style-name="T1">…</text:span></text:p>
            </draw:text-box>
          </draw:frame>
          <draw:frame draw:style-name="gr6" draw:text-style-name="P5" draw:layer="layout" svg:width="1.236cm" svg:height="1cm" svg:x="20.8cm" svg:y="18.7cm">
            <draw:text-box>
              <text:p text:style-name="P4"><text:span text:style-name="T1">…</text:span></text:p>
            </draw:text-box>
          </draw:frame>
        </draw:g>
        <draw:g>
          <svg:title>TexMaths</svg:title>
          <svg:desc>32§latex§\ \\
&amp;2.2 \\
&amp;\vdots \\
&amp;\vdots \\
&amp;1.9 \\
&amp;\vdots \\
&amp;\vdots \\
&amp;0.9§svg§600§FALSE§</svg:desc>
          <draw:frame draw:style-name="gr2" draw:text-style-name="P2" draw:layer="layout" svg:width="1.386cm" svg:height="10.691cm" svg:x="20.7cm" svg:y="7.609cm">
            <draw:image xlink:href="Pictures/100024FC000001B200000D0EFF5D716CBB3531E0.svg" xlink:type="simple" xlink:show="embed" xlink:actuate="onLoad" draw:mime-type="image/svg+xml">
              <text:p/>
            </draw:image>
            <draw:image xlink:href="Pictures/100002010000001300000095A7875FB4282E5A75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0:42:54.189636509</meta:creation-date>
    <dc:date>2021-05-29T21:46:12.628026297</dc:date>
    <meta:editing-duration>PT49M48S</meta:editing-duration>
    <meta:editing-cycles>18</meta:editing-cycles>
    <meta:generator>LibreOffice/7.0.4.2$MacOSX_X86_64 LibreOffice_project/dcf040e67528d9187c66b2379df5ea4407429775</meta:generator>
    <meta:document-statistic meta:object-count="24"/>
  </office:meta>
</office:document-meta>
</file>